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avigate (first)</text:p>
          </table:table-cell>
          <table:table-cell/>
          <table:table-cell office:value-type="string" calcext:value-type="string">
            <text:p>avoid (after navigate)</text:p>
          </table:table-cell>
          <table:table-cell table:number-columns-repeated="2"/>
          <table:table-cell office:value-type="string" calcext:value-type="string">
            <text:p>report (after avoid)</text:p>
          </table:table-cell>
          <table:table-cell table:number-columns-repeated="2"/>
          <table:table-cell office:value-type="string" calcext:value-type="string">
            <text:p>mission (first)</text:p>
          </table:table-cell>
          <table:table-cell table:number-columns-repeated="2"/>
          <table:table-cell office:value-type="string" calcext:value-type="string">
            <text:p>control (after mission)</text:p>
          </table:table-cell>
          <table:table-cell table:number-columns-repeated="2"/>
          <table:table-cell office:value-type="string" calcext:value-type="string">
            <text:p>refine (after control)</text:p>
          </table:table-cell>
          <table:table-cell table:number-columns-repeated="2"/>
          <table:table-cell office:value-type="string" calcext:value-type="string">
            <text:p>communicate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815918" calcext:value-type="float">
            <text:p>0.815918</text:p>
          </table:table-cell>
          <table:table-cell/>
          <table:table-cell office:value-type="float" office:value="16.361084" calcext:value-type="float">
            <text:p>16.361084</text:p>
          </table:table-cell>
          <table:table-cell table:number-columns-repeated="5"/>
          <table:table-cell office:value-type="float" office:value="0.006104" calcext:value-type="float">
            <text:p>0.006104</text:p>
          </table:table-cell>
          <table:table-cell table:number-columns-repeated="2"/>
          <table:table-cell office:value-type="float" office:value="4.052979" calcext:value-type="float">
            <text:p>4.052979</text:p>
          </table:table-cell>
          <table:table-cell table:number-columns-repeated="2"/>
          <table:table-cell office:value-type="float" office:value="10.414062" calcext:value-type="float">
            <text:p>10.414062</text:p>
          </table:table-cell>
          <table:table-cell table:number-columns-repeated="2"/>
          <table:table-cell office:value-type="float" office:value="1.335205" calcext:value-type="float">
            <text:p>1.335205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0.645996" calcext:value-type="float">
            <text:p>0.645996</text:p>
          </table:table-cell>
          <table:table-cell/>
          <table:table-cell office:value-type="float" office:value="12.174072" calcext:value-type="float">
            <text:p>12.174072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2.566895" calcext:value-type="float">
            <text:p>2.566895</text:p>
          </table:table-cell>
          <table:table-cell table:number-columns-repeated="2"/>
          <table:table-cell office:value-type="float" office:value="10.424072" calcext:value-type="float">
            <text:p>10.424072</text:p>
          </table:table-cell>
          <table:table-cell table:number-columns-repeated="2"/>
          <table:table-cell office:value-type="float" office:value="1.246826" calcext:value-type="float">
            <text:p>1.246826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0.721191" calcext:value-type="float">
            <text:p>0.721191</text:p>
          </table:table-cell>
          <table:table-cell/>
          <table:table-cell office:value-type="float" office:value="13.13916" calcext:value-type="float">
            <text:p>13.1391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159912" calcext:value-type="float">
            <text:p>0.159912</text:p>
          </table:table-cell>
          <table:table-cell table:number-columns-repeated="2"/>
          <table:table-cell office:value-type="float" office:value="3.173828" calcext:value-type="float">
            <text:p>3.173828</text:p>
          </table:table-cell>
          <table:table-cell table:number-columns-repeated="2"/>
          <table:table-cell office:value-type="float" office:value="10.583984" calcext:value-type="float">
            <text:p>10.583984</text:p>
          </table:table-cell>
          <table:table-cell table:number-columns-repeated="2"/>
          <table:table-cell office:value-type="float" office:value="1.231934" calcext:value-type="float">
            <text:p>1.231934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0.427979" calcext:value-type="float">
            <text:p>0.427979</text:p>
          </table:table-cell>
          <table:table-cell/>
          <table:table-cell office:value-type="float" office:value="15.807129" calcext:value-type="float">
            <text:p>15.807129</text:p>
          </table:table-cell>
          <table:table-cell table:number-columns-repeated="2"/>
          <table:table-cell office:value-type="float" office:value="0.005859" calcext:value-type="float">
            <text:p>0.005859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1.776855" calcext:value-type="float">
            <text:p>1.776855</text:p>
          </table:table-cell>
          <table:table-cell table:number-columns-repeated="2"/>
          <table:table-cell office:value-type="float" office:value="10.434814" calcext:value-type="float">
            <text:p>10.434814</text:p>
          </table:table-cell>
          <table:table-cell table:number-columns-repeated="2"/>
          <table:table-cell office:value-type="float" office:value="1.338135" calcext:value-type="float">
            <text:p>1.338135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0.624023" calcext:value-type="float">
            <text:p>0.624023</text:p>
          </table:table-cell>
          <table:table-cell/>
          <table:table-cell office:value-type="float" office:value="13.855957" calcext:value-type="float">
            <text:p>13.855957</text:p>
          </table:table-cell>
          <table:table-cell table:number-columns-repeated="2"/>
          <table:table-cell office:value-type="float" office:value="0.27002" calcext:value-type="float">
            <text:p>0.27002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4.569092" calcext:value-type="float">
            <text:p>4.569092</text:p>
          </table:table-cell>
          <table:table-cell table:number-columns-repeated="2"/>
          <table:table-cell office:value-type="float" office:value="10.36499" calcext:value-type="float">
            <text:p>10.36499</text:p>
          </table:table-cell>
          <table:table-cell table:number-columns-repeated="2"/>
          <table:table-cell office:value-type="float" office:value="1.250977" calcext:value-type="float">
            <text:p>1.250977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0.709961" calcext:value-type="float">
            <text:p>0.709961</text:p>
          </table:table-cell>
          <table:table-cell/>
          <table:table-cell office:value-type="float" office:value="9.61792" calcext:value-type="float">
            <text:p>9.61792</text:p>
          </table:table-cell>
          <table:table-cell table:number-columns-repeated="2"/>
          <table:table-cell office:value-type="float" office:value="0.005859" calcext:value-type="float">
            <text:p>0.005859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4.177979" calcext:value-type="float">
            <text:p>4.177979</text:p>
          </table:table-cell>
          <table:table-cell table:number-columns-repeated="2"/>
          <table:table-cell office:value-type="float" office:value="10.425049" calcext:value-type="float">
            <text:p>10.425049</text:p>
          </table:table-cell>
          <table:table-cell table:number-columns-repeated="2"/>
          <table:table-cell office:value-type="float" office:value="1.375" calcext:value-type="float">
            <text:p>1.375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0.810059" calcext:value-type="float">
            <text:p>0.810059</text:p>
          </table:table-cell>
          <table:table-cell/>
          <table:table-cell office:value-type="float" office:value="13.918945" calcext:value-type="float">
            <text:p>13.918945</text:p>
          </table:table-cell>
          <table:table-cell table:number-columns-repeated="2"/>
          <table:table-cell office:value-type="float" office:value="0.00708" calcext:value-type="float">
            <text:p>0.00708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3.544189" calcext:value-type="float">
            <text:p>3.544189</text:p>
          </table:table-cell>
          <table:table-cell table:number-columns-repeated="2"/>
          <table:table-cell office:value-type="float" office:value="10.562988" calcext:value-type="float">
            <text:p>10.562988</text:p>
          </table:table-cell>
          <table:table-cell table:number-columns-repeated="2"/>
          <table:table-cell office:value-type="float" office:value="1.292969" calcext:value-type="float">
            <text:p>1.292969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0.591797" calcext:value-type="float">
            <text:p>0.591797</text:p>
          </table:table-cell>
          <table:table-cell/>
          <table:table-cell office:value-type="float" office:value="10.591064" calcext:value-type="float">
            <text:p>10.591064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47583" calcext:value-type="float">
            <text:p>3.47583</text:p>
          </table:table-cell>
          <table:table-cell table:number-columns-repeated="2"/>
          <table:table-cell office:value-type="float" office:value="10.583008" calcext:value-type="float">
            <text:p>10.583008</text:p>
          </table:table-cell>
          <table:table-cell table:number-columns-repeated="2"/>
          <table:table-cell office:value-type="float" office:value="1.396973" calcext:value-type="float">
            <text:p>1.396973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0.61499" calcext:value-type="float">
            <text:p>0.61499</text:p>
          </table:table-cell>
          <table:table-cell/>
          <table:table-cell office:value-type="float" office:value="14.491943" calcext:value-type="float">
            <text:p>14.49194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2.49707" calcext:value-type="float">
            <text:p>2.49707</text:p>
          </table:table-cell>
          <table:table-cell table:number-columns-repeated="2"/>
          <table:table-cell office:value-type="float" office:value="10.289062" calcext:value-type="float">
            <text:p>10.289062</text:p>
          </table:table-cell>
          <table:table-cell table:number-columns-repeated="2"/>
          <table:table-cell office:value-type="float" office:value="1.562012" calcext:value-type="float">
            <text:p>1.56201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0.583984" calcext:value-type="float">
            <text:p>0.583984</text:p>
          </table:table-cell>
          <table:table-cell/>
          <table:table-cell office:value-type="float" office:value="14.189941" calcext:value-type="float">
            <text:p>14.189941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2.220947" calcext:value-type="float">
            <text:p>2.220947</text:p>
          </table:table-cell>
          <table:table-cell table:number-columns-repeated="2"/>
          <table:table-cell office:value-type="float" office:value="10.631104" calcext:value-type="float">
            <text:p>10.631104</text:p>
          </table:table-cell>
          <table:table-cell table:number-columns-repeated="2"/>
          <table:table-cell office:value-type="float" office:value="1.369873" calcext:value-type="float">
            <text:p>1.369873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office:value-type="float" office:value="0.619141" calcext:value-type="float">
            <text:p>0.619141</text:p>
          </table:table-cell>
          <table:table-cell/>
          <table:table-cell office:value-type="float" office:value="12.583008" calcext:value-type="float">
            <text:p>12.583008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595947" calcext:value-type="float">
            <text:p>3.595947</text:p>
          </table:table-cell>
          <table:table-cell table:number-columns-repeated="2"/>
          <table:table-cell office:value-type="float" office:value="10.666016" calcext:value-type="float">
            <text:p>10.666016</text:p>
          </table:table-cell>
          <table:table-cell table:number-columns-repeated="2"/>
          <table:table-cell office:value-type="float" office:value="1.274902" calcext:value-type="float">
            <text:p>1.274902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office:value-type="float" office:value="0.737061" calcext:value-type="float">
            <text:p>0.737061</text:p>
          </table:table-cell>
          <table:table-cell/>
          <table:table-cell office:value-type="float" office:value="11.826904" calcext:value-type="float">
            <text:p>11.826904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313965" calcext:value-type="float">
            <text:p>3.313965</text:p>
          </table:table-cell>
          <table:table-cell table:number-columns-repeated="2"/>
          <table:table-cell office:value-type="float" office:value="10.476807" calcext:value-type="float">
            <text:p>10.476807</text:p>
          </table:table-cell>
          <table:table-cell table:number-columns-repeated="2"/>
          <table:table-cell office:value-type="float" office:value="1.428955" calcext:value-type="float">
            <text:p>1.428955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office:value-type="float" office:value="0.619141" calcext:value-type="float">
            <text:p>0.619141</text:p>
          </table:table-cell>
          <table:table-cell/>
          <table:table-cell office:value-type="float" office:value="14.11084" calcext:value-type="float">
            <text:p>14.11084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5.462891" calcext:value-type="float">
            <text:p>5.462891</text:p>
          </table:table-cell>
          <table:table-cell table:number-columns-repeated="2"/>
          <table:table-cell office:value-type="float" office:value="10.688965" calcext:value-type="float">
            <text:p>10.688965</text:p>
          </table:table-cell>
          <table:table-cell table:number-columns-repeated="2"/>
          <table:table-cell office:value-type="float" office:value="1.5271" calcext:value-type="float">
            <text:p>1.5271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office:value-type="float" office:value="0.496826" calcext:value-type="float">
            <text:p>0.496826</text:p>
          </table:table-cell>
          <table:table-cell/>
          <table:table-cell office:value-type="float" office:value="15.947021" calcext:value-type="float">
            <text:p>15.947021</text:p>
          </table:table-cell>
          <table:table-cell table:number-columns-repeated="2"/>
          <table:table-cell office:value-type="float" office:value="0.004883" calcext:value-type="float">
            <text:p>0.00488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5.075195" calcext:value-type="float">
            <text:p>5.075195</text:p>
          </table:table-cell>
          <table:table-cell table:number-columns-repeated="2"/>
          <table:table-cell office:value-type="float" office:value="10.716064" calcext:value-type="float">
            <text:p>10.716064</text:p>
          </table:table-cell>
          <table:table-cell table:number-columns-repeated="2"/>
          <table:table-cell office:value-type="float" office:value="1.302979" calcext:value-type="float">
            <text:p>1.302979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office:value-type="float" office:value="0.936035" calcext:value-type="float">
            <text:p>0.936035</text:p>
          </table:table-cell>
          <table:table-cell/>
          <table:table-cell office:value-type="float" office:value="13.745117" calcext:value-type="float">
            <text:p>13.745117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4.11792" calcext:value-type="float">
            <text:p>4.11792</text:p>
          </table:table-cell>
          <table:table-cell table:number-columns-repeated="2"/>
          <table:table-cell office:value-type="float" office:value="10.48291" calcext:value-type="float">
            <text:p>10.4829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0.781982" calcext:value-type="float">
            <text:p>0.781982</text:p>
          </table:table-cell>
          <table:table-cell/>
          <table:table-cell office:value-type="float" office:value="13.231934" calcext:value-type="float">
            <text:p>13.231934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566895" calcext:value-type="float">
            <text:p>3.566895</text:p>
          </table:table-cell>
          <table:table-cell table:number-columns-repeated="2"/>
          <table:table-cell office:value-type="float" office:value="10.553955" calcext:value-type="float">
            <text:p>10.553955</text:p>
          </table:table-cell>
          <table:table-cell table:number-columns-repeated="2"/>
          <table:table-cell office:value-type="float" office:value="1.26001" calcext:value-type="float">
            <text:p>1.26001</text:p>
          </table:table-cell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office:value-type="float" office:value="0.586914" calcext:value-type="float">
            <text:p>0.586914</text:p>
          </table:table-cell>
          <table:table-cell/>
          <table:table-cell office:value-type="float" office:value="13.282227" calcext:value-type="float">
            <text:p>13.282227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156006" calcext:value-type="float">
            <text:p>3.156006</text:p>
          </table:table-cell>
          <table:table-cell table:number-columns-repeated="2"/>
          <table:table-cell office:value-type="float" office:value="10.562988" calcext:value-type="float">
            <text:p>10.562988</text:p>
          </table:table-cell>
          <table:table-cell table:number-columns-repeated="2"/>
          <table:table-cell office:value-type="float" office:value="1.420166" calcext:value-type="float">
            <text:p>1.420166</text:p>
          </table:table-cell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office:value-type="float" office:value="0.751953" calcext:value-type="float">
            <text:p>0.751953</text:p>
          </table:table-cell>
          <table:table-cell/>
          <table:table-cell office:value-type="float" office:value="12.004883" calcext:value-type="float">
            <text:p>12.00488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3.452881" calcext:value-type="float">
            <text:p>3.452881</text:p>
          </table:table-cell>
          <table:table-cell table:number-columns-repeated="2"/>
          <table:table-cell office:value-type="float" office:value="10.571045" calcext:value-type="float">
            <text:p>10.571045</text:p>
          </table:table-cell>
          <table:table-cell table:number-columns-repeated="2"/>
          <table:table-cell office:value-type="float" office:value="1.417969" calcext:value-type="float">
            <text:p>1.417969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office:value-type="float" office:value="0.73999" calcext:value-type="float">
            <text:p>0.73999</text:p>
          </table:table-cell>
          <table:table-cell/>
          <table:table-cell office:value-type="float" office:value="16.358887" calcext:value-type="float">
            <text:p>16.358887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3.288086" calcext:value-type="float">
            <text:p>3.288086</text:p>
          </table:table-cell>
          <table:table-cell table:number-columns-repeated="2"/>
          <table:table-cell office:value-type="float" office:value="10.510986" calcext:value-type="float">
            <text:p>10.510986</text:p>
          </table:table-cell>
          <table:table-cell table:number-columns-repeated="2"/>
          <table:table-cell office:value-type="float" office:value="1.270996" calcext:value-type="float">
            <text:p>1.270996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0.61792" calcext:value-type="float">
            <text:p>0.61792</text:p>
          </table:table-cell>
          <table:table-cell/>
          <table:table-cell office:value-type="float" office:value="10.145996" calcext:value-type="float">
            <text:p>10.145996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366943" calcext:value-type="float">
            <text:p>3.366943</text:p>
          </table:table-cell>
          <table:table-cell table:number-columns-repeated="2"/>
          <table:table-cell office:value-type="float" office:value="10.343018" calcext:value-type="float">
            <text:p>10.343018</text:p>
          </table:table-cell>
          <table:table-cell table:number-columns-repeated="2"/>
          <table:table-cell office:value-type="float" office:value="1.488037" calcext:value-type="float">
            <text:p>1.488037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avigate (after mission)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192139" calcext:value-type="float">
            <text:p>0.19213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455078" calcext:value-type="float">
            <text:p>0.45507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34082" calcext:value-type="float">
            <text:p>0.3408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39209" calcext:value-type="float">
            <text:p>0.3920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37793" calcext:value-type="float">
            <text:p>0.377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221924" calcext:value-type="float">
            <text:p>0.22192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360107" calcext:value-type="float">
            <text:p>0.3601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595215" calcext:value-type="float">
            <text:p>0.5952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91992" calcext:value-type="float">
            <text:p>0.7919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34131" calcext:value-type="float">
            <text:p>0.73413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814941" calcext:value-type="float">
            <text:p>0.81494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38037" calcext:value-type="float">
            <text:p>0.7380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483154" calcext:value-type="float">
            <text:p>0.48315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873047" calcext:value-type="float">
            <text:p>0.87304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10791" calcext:value-type="float">
            <text:p>1.1079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85156" calcext:value-type="float">
            <text:p>0.78515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446045" calcext:value-type="float">
            <text:p>0.44604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781982" calcext:value-type="float">
            <text:p>0.78198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817871" calcext:value-type="float">
            <text:p>0.81787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236816" calcext:value-type="float">
            <text:p>1.23681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0:29:13.516094013</meta:creation-date>
    <dc:date>2016-11-09T20:52:09.196974722</dc:date>
    <meta:editing-duration>PT7M45S</meta:editing-duration>
    <meta:editing-cycles>2</meta:editing-cycles>
    <meta:generator>LibreOffice/5.0.3.2$Linux_X86_64 LibreOffice_project/00m0$Build-2</meta:generator>
    <meta:document-statistic meta:table-count="1" meta:cell-count="187" meta:object-count="0"/>
  </office:meta>
</office:document-meta>
</file>